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Если рассматривать с точки зрения студенческой работы - то работа выполнена на 4 из 5. Так или иначе есть код, есть механизм тренировки, есть какие-то результаты.</text:p>
      <text:p text:style-name="Standard"/>
      <text:p text:style-name="Standard">Но рассматривать мы будем с точки зрения требований к работникам в нашей компании. Основными критериями выступают: скорость разработки, ее оптимальность, верифицируемость и эффективность.</text:p>
      <text:p text:style-name="Standard"/>
      <text:p text:style-name="Standard">Скорость:</text:p>
      <text:p text:style-name="Standard">Понятно что работа делалась в свободное время, но задача озвучена 6 апреля, а решение прислано 18 мая. У нас такая работа делается за 1 день (фактически за 3 часа).</text:p>
      <text:p text:style-name="Standard"/>
      <text:p text:style-name="Standard">Если делать просто, то надо взять стандартный пример c convolutional Mnist (в интернете огромногое число примеров), заменить загрузчик данных, добавить несколько слоев downsampling и заменить лосс-функцию.</text:p>
      <text:p text:style-name="Standard"/>
      <text:p text:style-name="Standard">Для сравнения: 27 марта 2016 года появилась работа Justin Johnson "Perceptual Losses for Real-Time Style Transfer and Super-Resolution", а Prisma вышла в конце мая, т.е. от идеи до завершенного продукта у них ушло всего 2 месяца. На весь продукт, а не на только модель.</text:p>
      <text:p text:style-name="Standard"/>
      <text:p text:style-name="Standard">Верифицируемость:</text:p>
      <text:p text:style-name="Standard">Jupyter notebook вещь классная, но если мы делаем решение, мы как правило пишем все так, чтобы эксперимент повторялся вызовом одного скрипта.</text:p>
      <text:p text:style-name="Standard"/>
      <text:p text:style-name="Standard"/>
      <text:p text:style-name="Standard">Оптимальность:</text:p>
      <text:p text:style-name="Standard">Тренировка глубоких сетей на CPU не самое веселое занятие. Но даже при отсутствии GPU, можно сделать аккаунт на Amazon, взять аукционный Spot Instance с GPU на пару часов и натренировать сеть. Это обойдется в пару долларов. К сожалению (может к счастью) мы стартап и настройка о организация эффективного рабочего окружения - ответственность инженера по нейронным сетям.</text:p>
      <text:p text:style-name="Standard"/>
      <text:p text:style-name="Standard">Эффективность: </text:p>
      <text:p text:style-name="Standard">Если говорить про метрики: довольно легко можно натренировать на celeb сеть детектор пола с точностью 98%, т.е. ошибка будет в 6 раз меньше чем при точности 87%. При этом сеть будет не VGG подобной, а занимать 2-3 мб. Для начала можно просто поискать что-то типо SqueezeNet (https://arxiv.org/pdf/1602.07360.pdf)</text:p>
      <text:p text:style-name="Standard"/>
      <text:p text:style-name="Standard">Метрики: </text:p>
      <text:p text:style-name="Standard">Метрика точности совершенно недостаточна, необходимо хотя бы отслеживать false positive и false negative, иметь метрику по каждому классу (хотя бы для анализа того, где можно модель улучшить), а еще понимать распределение данных на тестовом, валидационном датасете.</text:p>
      <text:p text:style-name="Standard">Для примера: в celeb датасете людей в очках в 10-20 раз меньше можно встретить, чем без очков. Это значит что если сеть всегда во всех 100% случаев будет отвечать "очков нет", то точность такой сети на любой случайной выборке из celeb датасета будет давать точность в 90-95%</text:p>
      <text:p text:style-name="Standard">Итого: точность SVN в 65,65% на валидационной выборке с большего лучше было не писать вовсе, это выглядит как "классификатор не обучился совсем. возвращает случайные числа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Pisarchik</meta:initial-creator>
    <meta:creation-date>2017-05-23T12:26:16</meta:creation-date>
    <meta:document-statistic meta:table-count="0" meta:image-count="0" meta:object-count="0" meta:page-count="1" meta:paragraph-count="16" meta:word-count="385" meta:character-count="2584"/>
    <dc:date>2017-05-23T12:26:36</dc:date>
    <dc:creator>Sergey Pisarchik</dc:creator>
    <meta:editing-duration>PT21S</meta:editing-duration>
    <meta:editing-cycles>1</meta:editing-cycles>
    <meta:generator>OpenOffice/4.1.3$Unix OpenOffice.org_project/413m1$Build-9783</meta:generator>
  </office:meta>
</office:document-meta>
</file>